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Bonus Points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Pivot Lab 1</text:p>
          </table:table-cell>
          <table:table-cell office:value-type="string" calcext:value-type="string">
            <text:p>Pivot Lab 2</text:p>
          </table:table-cell>
          <table:table-cell office:value-type="string" calcext:value-type="string">
            <text:p>Pivot Lab 3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Class Part.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achiochi</text:p>
          </table:table-cell>
          <table:table-cell office:value-type="string" calcext:value-type="string">
            <text:p>gbachioc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  <table:table-cell table:formula="of:=0.91" office:value-type="float" office:value="0.91" calcext:value-type="float">
            <text:p>0.91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dbaldera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  <table:table-cell table:formula="of:=0.9" office:value-type="float" office:value="0.9" calcext:value-type="float">
            <text:p>0.9</text:p>
          </table:table-cell>
          <table:table-cell table:formula="of:=17/1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string" calcext:value-type="string">
            <text:p>mcallero@poets.whittier.edu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14/19" office:value-type="float" office:value="0.736842105263158" calcext:value-type="float">
            <text:p>0.736842105263158</text:p>
          </table:table-cell>
          <table:table-cell table:formula="of:=0.77" office:value-type="float" office:value="0.77" calcext:value-type="float">
            <text:p>0.77</text:p>
          </table:table-cell>
          <table:table-cell table:formula="of:=15/17" office:value-type="float" office:value="0.882352941176471" calcext:value-type="float">
            <text:p>0.8823529411764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string" calcext:value-type="string">
            <text:p>kcalvett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1" office:value-type="float" office:value="0.91" calcext:value-type="float">
            <text:p>0.91</text:p>
          </table:table-cell>
          <table:table-cell table:formula="of:=17/1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string" calcext:value-type="string">
            <text:p>ichetty@poets.whittier.edu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19/19" office:value-type="float" office:value="1" calcext:value-type="float">
            <text:p>1</text:p>
          </table:table-cell>
          <table:table-cell table:formula="of:=0.92" office:value-type="float" office:value="0.92" calcext:value-type="float">
            <text:p>0.92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Chiala</text:p>
          </table:table-cell>
          <table:table-cell office:value-type="string" calcext:value-type="string">
            <text:p>schiala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3" office:value-type="float" office:value="0.93" calcext:value-type="float">
            <text:p>0.93</text:p>
          </table:table-cell>
          <table:table-cell table:formula="of:=17/1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string" calcext:value-type="string">
            <text:p>dcortezc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89" office:value-type="float" office:value="0.89" calcext:value-type="float">
            <text:p>0.89</text:p>
          </table:table-cell>
          <table:table-cell table:formula="of:=8/17" office:value-type="float" office:value="0.470588235294118" calcext:value-type="float">
            <text:p>0.470588235294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ll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mdavids2@poets.whittier.edu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5" office:value-type="float" office:value="0.95" calcext:value-type="float">
            <text:p>0.95</text:p>
          </table:table-cell>
          <table:table-cell table:formula="of:=17/1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di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gonza10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formula="of:=0.89" office:value-type="float" office:value="0.89" calcext:value-type="float">
            <text:p>0.89</text:p>
          </table:table-cell>
          <table:table-cell table:formula="of:=12/17" office:value-type="float" office:value="0.705882352941176" calcext:value-type="float">
            <text:p>0.70588235294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Grossman</text:p>
          </table:table-cell>
          <table:table-cell office:value-type="string" calcext:value-type="string">
            <text:p>tgrossma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0.83" office:value-type="float" office:value="0.83" calcext:value-type="float">
            <text:p>0.83</text:p>
          </table:table-cell>
          <table:table-cell table:formula="of:=8/17" office:value-type="float" office:value="0.470588235294118" calcext:value-type="float">
            <text:p>0.470588235294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leon@poets.whittier.edu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5" office:value-type="float" office:value="0.95" calcext:value-type="float">
            <text:p>0.95</text:p>
          </table:table-cell>
          <table:table-cell table:formula="of:=12/17" office:value-type="float" office:value="0.705882352941176" calcext:value-type="float">
            <text:p>0.70588235294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lewis1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  <table:table-cell table:formula="of:=0.94" office:value-type="float" office:value="0.94" calcext:value-type="float">
            <text:p>0.94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Luna Alcala</text:p>
          </table:table-cell>
          <table:table-cell office:value-type="string" calcext:value-type="string">
            <text:p>jlunaalc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9" office:value-type="float" office:value="0.9" calcext:value-type="float">
            <text:p>0.9</text:p>
          </table:table-cell>
          <table:table-cell table:formula="of:=17/1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smagadan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86" office:value-type="float" office:value="0.86" calcext:value-type="float">
            <text:p>0.86</text:p>
          </table:table-cell>
          <table:table-cell table:formula="of:=17/1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yparedes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  <table:table-cell table:formula="of:=0.95" office:value-type="float" office:value="0.95" calcext:value-type="float">
            <text:p>0.95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lperry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94" office:value-type="float" office:value="0.94" calcext:value-type="float">
            <text:p>0.94</text:p>
          </table:table-cell>
          <table:table-cell table:formula="of:=17/1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0.85" office:value-type="float" office:value="0.85" calcext:value-type="float">
            <text:p>0.85</text:p>
          </table:table-cell>
          <table:table-cell table:formula="of:=8/17" office:value-type="float" office:value="0.470588235294118" calcext:value-type="float">
            <text:p>0.470588235294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  <table:table-cell table:formula="of:=0.94" office:value-type="float" office:value="0.94" calcext:value-type="float">
            <text:p>0.94</text:p>
          </table:table-cell>
          <table:table-cell table:formula="of:=8/17" office:value-type="float" office:value="0.470588235294118" calcext:value-type="float">
            <text:p>0.470588235294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string" calcext:value-type="string">
            <text:p>ssakkakh@poets.whittier.edu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88" office:value-type="float" office:value="0.88" calcext:value-type="float">
            <text:p>0.88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tsalazar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20/19" office:value-type="float" office:value="1.05263157894737" calcext:value-type="float">
            <text:p>1.05263157894737</text:p>
          </table:table-cell>
          <table:table-cell table:formula="of:=0.86" office:value-type="float" office:value="0.86" calcext:value-type="float">
            <text:p>0.86</text:p>
          </table:table-cell>
          <table:table-cell table:formula="of:=17/1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inic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dsamanta@poets.whittier.edu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20/19" office:value-type="float" office:value="1.05263157894737" calcext:value-type="float">
            <text:p>1.05263157894737</text:p>
          </table:table-cell>
          <table:table-cell table:formula="of:=0.91" office:value-type="float" office:value="0.91" calcext:value-type="float">
            <text:p>0.91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htaylor1@poets.whittier.edu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14/19" office:value-type="float" office:value="0.736842105263158" calcext:value-type="float">
            <text:p>0.736842105263158</text:p>
          </table:table-cell>
          <table:table-cell table:formula="of:=0.9" office:value-type="float" office:value="0.9" calcext:value-type="float">
            <text:p>0.9</text:p>
          </table:table-cell>
          <table:table-cell table:formula="of:=8/17" office:value-type="float" office:value="0.470588235294118" calcext:value-type="float">
            <text:p>0.470588235294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string" calcext:value-type="string">
            <text:p>rtoem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3" office:value-type="float" office:value="0.93" calcext:value-type="float">
            <text:p>0.93</text:p>
          </table:table-cell>
          <table:table-cell table:formula="of:=12/17" office:value-type="float" office:value="0.705882352941176" calcext:value-type="float">
            <text:p>0.70588235294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avelazqu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2" office:value-type="float" office:value="0.92" calcext:value-type="float">
            <text:p>0.92</text:p>
          </table:table-cell>
          <table:table-cell table:formula="of:=17/1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da</text:p>
          </table:table-cell>
          <table:table-cell office:value-type="string" calcext:value-type="string">
            <text:p>Frankl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  <table:table-cell table:formula="of:=0.86" office:value-type="float" office:value="0.86" calcext:value-type="float">
            <text:p>0.86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3.2$Linux_X86_64 LibreOffice_project/20$Build-2</meta:generator>
    <meta:initial-creator>Jordan Hanson</meta:initial-creator>
    <meta:creation-date>2021-08-24T14:05:39</meta:creation-date>
    <dc:date>2021-12-07T15:53:03.795078996</dc:date>
    <meta:editing-duration>PT52M22S</meta:editing-duration>
    <meta:editing-cycles>46</meta:editing-cycles>
    <meta:document-statistic meta:table-count="1" meta:cell-count="211" meta:object-count="0"/>
  </office:meta>
</office:document-meta>
</file>